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zli1" svg:font-family="Nazli" style:font-pitch="variable"/>
    <style:font-face style:name="Nazli" svg:font-family="Nazli" style:font-adornments="Regula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Ubuntu" fo:font-size="22pt" officeooo:rsid="001d70f8" officeooo:paragraph-rsid="001d70f8" style:font-size-asian="19.25pt" style:font-size-complex="2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officeooo:rsid="001ddce8" officeooo:paragraph-rsid="001ddce8" style:font-size-asian="15.75pt" style:font-size-complex="18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officeooo:rsid="001ddce8" officeooo:paragraph-rsid="001e4f00" style:font-size-asian="15.75pt" style:font-size-complex="18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officeooo:rsid="0021ae19" officeooo:paragraph-rsid="0021ae19" style:font-size-asian="15.75pt" style:font-size-complex="18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8pt" officeooo:paragraph-rsid="002934f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4pt" officeooo:rsid="002934fc" officeooo:paragraph-rsid="002934fc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in" fo:margin-right="-0.8118in" fo:text-align="start" style:justify-single-word="false" fo:text-indent="0in" style:auto-text-indent="false" style:page-number="auto" fo:background-color="transparent"/>
      <style:text-properties style:font-name="Ubuntu" fo:font-size="18pt" officeooo:rsid="0021ae19" officeooo:paragraph-rsid="0021ae19" style:font-size-asian="15.75pt" style:font-size-complex="18pt"/>
    </style:style>
    <style:style style:name="P8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style:font-name="Ubuntu" fo:font-size="18pt" officeooo:rsid="0021ae19" officeooo:paragraph-rsid="0021ae19" style:font-size-asian="15.75pt" style:font-size-complex="18pt"/>
    </style:style>
    <style:style style:name="P9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style:font-name="Ubuntu" fo:font-size="18pt" officeooo:rsid="0022f353" officeooo:paragraph-rsid="0022f353" style:font-size-asian="15.75pt" style:font-size-complex="18pt"/>
    </style:style>
    <style:style style:name="P10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style:font-name="Ubuntu" fo:font-size="18pt" officeooo:rsid="002421b3" officeooo:paragraph-rsid="002421b3" style:font-size-asian="15.75pt" style:font-size-complex="18pt"/>
    </style:style>
    <style:style style:name="P11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style:font-name="Ubuntu" fo:font-size="18pt" officeooo:paragraph-rsid="002579f6"/>
    </style:style>
    <style:style style:name="P12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officeooo:paragraph-rsid="002579f6"/>
    </style:style>
    <style:style style:name="P13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officeooo:paragraph-rsid="00284533"/>
    </style:style>
    <style:style style:name="P14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fo:font-size="18pt" officeooo:rsid="0025ccb7" officeooo:paragraph-rsid="0025ccb7" style:font-size-asian="15.75pt" style:font-size-complex="18pt"/>
    </style:style>
    <style:style style:name="P15" style:family="paragraph" style:parent-style-name="Standard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fo:font-size="18pt" officeooo:rsid="00284533" officeooo:paragraph-rsid="00284533" style:font-size-asian="15.75pt" style:font-size-complex="18pt"/>
    </style:style>
    <style:style style:name="P16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1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18" style:family="paragraph" style:parent-style-name="Preformatted_20_Text">
      <loext:graphic-properties draw:fill="none"/>
      <style:paragraph-properties fo:margin-left="0in" fo:margin-right="-0.8118in" fo:text-align="start" style:justify-single-word="false" fo:text-indent="0in" style:auto-text-indent="false" fo:background-color="transparent"/>
      <style:text-properties style:font-name="Ubuntu" fo:font-size="18pt" officeooo:paragraph-rsid="002579f6"/>
    </style:style>
    <style:style style:name="T1" style:family="text">
      <style:text-properties officeooo:rsid="001ddac3"/>
    </style:style>
    <style:style style:name="T2" style:family="text">
      <style:text-properties officeooo:rsid="001e4f00"/>
    </style:style>
    <style:style style:name="T3" style:family="text">
      <style:text-properties officeooo:rsid="00212179"/>
    </style:style>
    <style:style style:name="T4" style:family="text">
      <style:text-properties officeooo:rsid="0021ae19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7" style:family="text">
      <style:text-properties fo:font-variant="normal" fo:text-transform="none" fo:color="#24292e" style:font-name="apple-system" fo:letter-spacing="normal" fo:font-style="normal" fo:font-weight="normal"/>
    </style:style>
    <style:style style:name="T8" style:family="text">
      <style:text-properties fo:font-variant="normal" fo:text-transform="none" fo:color="#24292e" style:font-name="apple-system" fo:letter-spacing="normal" fo:font-style="normal" fo:font-weight="normal" style:font-size-asian="18pt" style:font-size-complex="18pt"/>
    </style:style>
    <style:style style:name="T9" style:family="text">
      <style:text-properties fo:font-variant="normal" fo:text-transform="none" fo:color="#24292e" style:font-name="apple-system" fo:letter-spacing="normal" fo:font-style="normal" fo:font-weight="normal" officeooo:rsid="002579f6" style:font-size-asian="18pt" style:font-size-complex="18pt"/>
    </style:style>
    <style:style style:name="T10" style:family="text">
      <style:text-properties fo:font-variant="normal" fo:text-transform="none" fo:color="#24292e" style:font-name="apple-system" fo:letter-spacing="normal" fo:font-style="normal" fo:font-weight="normal" officeooo:rsid="002579f6"/>
    </style:style>
    <style:style style:name="T11" style:family="text">
      <style:text-properties fo:font-variant="normal" fo:text-transform="none" fo:color="#24292e" style:font-name="apple-system" fo:letter-spacing="normal" fo:font-style="normal" fo:font-weight="normal" officeooo:rsid="0026e27a"/>
    </style:style>
    <style:style style:name="T12" style:family="text">
      <style:text-properties fo:font-variant="normal" fo:text-transform="none" fo:color="#24292e" style:font-name="apple-system" fo:font-size="18pt" fo:letter-spacing="normal" fo:font-style="normal" fo:font-weight="normal" officeooo:rsid="00284533" style:font-size-asian="15.75pt" style:font-size-complex="18pt"/>
    </style:style>
    <style:style style:name="T13" style:family="text">
      <style:text-properties fo:font-variant="normal" fo:text-transform="none" fo:color="#24292e" fo:letter-spacing="normal" fo:font-style="normal" fo:font-weight="normal" style:font-size-asian="18pt" style:font-size-complex="18pt"/>
    </style:style>
    <style:style style:name="T14" style:family="text">
      <style:text-properties fo:font-variant="normal" fo:text-transform="none" fo:color="#24292e" fo:letter-spacing="normal" loext:padding="0in" loext:border="none"/>
    </style:style>
    <style:style style:name="T15" style:family="text">
      <style:text-properties fo:font-variant="normal" fo:text-transform="none" fo:color="#24292e" style:font-name="SFMono-Regular" fo:letter-spacing="normal" fo:font-style="normal" fo:font-weight="normal" officeooo:rsid="002579f6" loext:padding="0in" loext:border="none"/>
    </style:style>
    <style:style style:name="T16" style:family="text">
      <style:text-properties fo:font-variant="normal" fo:text-transform="none" fo:color="#24292e" style:font-name="SFMono-Regular" fo:letter-spacing="normal" fo:font-style="normal" fo:font-weight="normal" loext:padding="0in" loext:border="none"/>
    </style:style>
    <style:style style:name="T17" style:family="text">
      <style:text-properties fo:font-variant="normal" fo:text-transform="none" fo:color="#24292e" style:font-name="SFMono-Regular" fo:font-size="9.75pt" fo:letter-spacing="normal" fo:font-style="normal" fo:font-weight="normal" officeooo:rsid="002579f6" style:font-size-asian="18pt" style:font-size-complex="18pt" loext:padding="0in" loext:border="none"/>
    </style:style>
    <style:style style:name="T18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19" style:family="text">
      <style:text-properties fo:font-variant="normal" fo:text-transform="none" fo:color="#24292e" style:font-name="SFMono-Regular" fo:font-size="16pt" fo:letter-spacing="normal" fo:font-style="normal" fo:font-weight="normal" officeooo:rsid="002579f6" style:font-size-asian="16pt" style:font-size-complex="16pt" loext:padding="0in" loext:border="none"/>
    </style:style>
    <style:style style:name="T20" style:family="text">
      <style:text-properties fo:font-variant="normal" fo:text-transform="none" fo:color="#24292e" style:font-name="SFMono-Regular" fo:font-size="16pt" fo:letter-spacing="normal" fo:font-style="normal" fo:font-weight="normal" style:font-size-asian="16pt" style:font-size-complex="16pt" loext:padding="0in" loext:border="none"/>
    </style:style>
    <style:style style:name="T21" style:family="text">
      <style:text-properties fo:font-variant="normal" fo:text-transform="none" fo:color="#24292e" style:font-name="SFMono-Regular" fo:font-size="14pt" fo:letter-spacing="normal" fo:font-style="normal" fo:font-weight="normal" officeooo:rsid="002579f6" style:font-size-asian="14pt" style:font-size-complex="14pt" loext:padding="0in" loext:border="none"/>
    </style:style>
    <style:style style:name="T22" style:family="text">
      <style:text-properties fo:font-variant="normal" fo:text-transform="none" fo:color="#24292e" style:font-name="SFMono-Regular" fo:font-size="14pt" fo:letter-spacing="normal" fo:font-style="normal" fo:font-weight="normal" style:font-size-asian="14pt" style:font-size-complex="14pt" loext:padding="0in" loext:border="none"/>
    </style:style>
    <style:style style:name="T23" style:family="text">
      <style:text-properties fo:font-variant="normal" fo:text-transform="none" fo:color="#24292e" style:font-name="SFMono-Regular" fo:font-size="12pt" fo:letter-spacing="normal" fo:font-style="normal" fo:font-weight="normal" officeooo:rsid="002579f6" style:font-size-asian="12pt" style:font-size-complex="12pt" loext:padding="0in" loext:border="none"/>
    </style:style>
    <style:style style:name="T24" style:family="text">
      <style:text-properties fo:font-variant="normal" fo:text-transform="none" fo:color="#24292e" style:font-name="SFMono-Regular" fo:font-size="12pt" fo:letter-spacing="normal" fo:font-style="normal" fo:font-weight="normal" style:font-size-asian="12pt" style:font-size-complex="12pt" loext:padding="0in" loext:border="none"/>
    </style:style>
    <style:style style:name="T25" style:family="text">
      <style:text-properties fo:font-variant="normal" fo:text-transform="none" fo:color="#24292e" style:font-name="SFMono-Regular" fo:font-size="9pt" fo:letter-spacing="normal" fo:font-style="normal" fo:font-weight="normal" officeooo:rsid="002579f6" style:font-size-asian="9pt" style:font-size-complex="9pt" loext:padding="0in" loext:border="none"/>
    </style:style>
    <style:style style:name="T26" style:family="text">
      <style:text-properties fo:font-variant="normal" fo:text-transform="none" fo:color="#24292e" style:font-name="SFMono-Regular" fo:font-size="9pt" fo:letter-spacing="normal" fo:font-style="normal" fo:font-weight="normal" style:font-size-asian="9pt" style:font-size-complex="9pt" loext:padding="0in" loext:border="none"/>
    </style:style>
    <style:style style:name="T27" style:family="text">
      <style:text-properties fo:font-variant="normal" fo:text-transform="none" fo:color="#24292e" style:font-name="Nazli1" fo:letter-spacing="normal" fo:font-style="normal" fo:font-weight="normal" style:font-size-asian="18pt" style:font-size-complex="18pt"/>
    </style:style>
    <style:style style:name="T28" style:family="text">
      <style:text-properties fo:font-variant="normal" fo:text-transform="none" fo:color="#24292e" fo:font-size="14pt" fo:letter-spacing="normal" style:font-size-asian="14pt" style:font-size-complex="14pt" loext:padding="0in" loext:border="none"/>
    </style:style>
    <style:style style:name="T29" style:family="text">
      <style:text-properties officeooo:rsid="002579f6" style:font-size-asian="15.75pt" style:font-size-complex="18pt"/>
    </style:style>
    <style:style style:name="T30" style:family="text">
      <style:text-properties officeooo:rsid="002934fc" style:font-size-asian="15.75pt" style:font-size-complex="18pt"/>
    </style:style>
    <style:style style:name="T31" style:family="text">
      <style:text-properties officeooo:rsid="002aa4ea" style:font-size-asian="15.75pt" style:font-size-complex="18pt"/>
    </style:style>
    <style:style style:name="T32" style:family="text">
      <style:text-properties fo:font-weight="normal" officeooo:rsid="002579f6" style:font-size-asian="18pt" style:font-size-complex="18pt"/>
    </style:style>
    <style:style style:name="T33" style:family="text">
      <style:text-properties fo:font-size="12pt" fo:font-weight="normal"/>
    </style:style>
    <style:style style:name="T34" style:family="text">
      <style:text-properties officeooo:rsid="002934fc" style:font-size-asian="18pt" style:font-size-complex="18pt"/>
    </style:style>
    <style:style style:name="T35" style:family="text">
      <style:text-properties style:font-name="Nazli1" officeooo:rsid="002934fc" style:font-size-asian="18pt" style:font-size-complex="18pt"/>
    </style:style>
    <style:style style:name="T36" style:family="text">
      <style:text-properties officeooo:rsid="002aa4ea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 tensorflow <text:span text:style-name="T1">from source</text:span></text:p>
      <text:p text:style-name="P1"/>
      <text:p text:style-name="P2">1- install bazel version 0.25.0 from source</text:p>
      <text:p text:style-name="P2">2- install protoc 3.8.0 from source </text:p>
      <text:p text:style-name="P2">3- clone tensorflow repo :git clone <text:a xlink:type="simple" xlink:href="https://github.com/tensorflow/tensorflow.git" text:style-name="Internet_20_link" text:visited-style-name="Visited_20_Internet_20_Link">https://github.com/tensorflow/tensorflow.git</text:a></text:p>
      <text:p text:style-name="P2"/>
      <text:p text:style-name="P2">4- git checkout v1.15.0</text:p>
      <text:p text:style-name="P2"/>
      <text:p text:style-name="P3">5- <text:span text:style-name="T2">in the tensorflow root directory </text:span>go to tensorflow/contrib/<text:span text:style-name="T2">makefile/ </text:span>directory and run these scripts :</text:p>
      <text:p text:style-name="P3"><text:s text:c="2"/>-compile_linux_protobuf.sh</text:p>
      <text:p text:style-name="P2"><text:s text:c="2"/>-download_dependencies.sh</text:p>
      <text:p text:style-name="P2"><text:s text:c="2"/>-build_all_linux.sh </text:p>
      <text:p text:style-name="P2"/>
      <text:p text:style-name="P5"><text:span text:style-name="T30">6</text:span><text:span text:style-name="T35">- </text:span><text:span text:style-name="T13">Append the following to tensorflow/BUILD file:</text:span></text:p>
      <text:p text:style-name="P16"><text:span text:style-name="Source_20_Text"><text:span text:style-name="T22">cc_binary(</text:span></text:span></text:p>
      <text:p text:style-name="P17"><text:span text:style-name="Source_20_Text"><text:span text:style-name="T28"><text:s text:c="4"/></text:span></text:span><text:span text:style-name="Source_20_Text"><text:span text:style-name="T22">name = "libtensorflow_all.so",</text:span></text:span></text:p>
      <text:p text:style-name="P17"><text:span text:style-name="Source_20_Text"><text:span text:style-name="T28"><text:s text:c="4"/></text:span></text:span><text:span text:style-name="Source_20_Text"><text:span text:style-name="T22">linkshared = 1,</text:span></text:span></text:p>
      <text:p text:style-name="P17"><text:span text:style-name="Source_20_Text"><text:span text:style-name="T28"><text:s text:c="4"/></text:span></text:span><text:span text:style-name="Source_20_Text"><text:span text:style-name="T22">linkopts = ["-Wl,--version-script=tensorflow/tf_version_script.lds"], </text:span></text:span></text:p>
      <text:p text:style-name="P17"><text:span text:style-name="Source_20_Text"><text:span text:style-name="T28"><text:s text:c="4"/></text:span></text:span><text:span text:style-name="Source_20_Text"><text:span text:style-name="T22">deps = [</text:span></text:span></text:p>
      <text:p text:style-name="P17"><text:span text:style-name="Source_20_Text"><text:span text:style-name="T28"><text:s text:c="8"/></text:span></text:span><text:span text:style-name="Source_20_Text"><text:span text:style-name="T22">"//tensorflow/core:framework_internal",</text:span></text:span></text:p>
      <text:p text:style-name="P17"><text:span text:style-name="Source_20_Text"><text:span text:style-name="T28"><text:s text:c="8"/></text:span></text:span><text:span text:style-name="Source_20_Text"><text:span text:style-name="T22">"//tensorflow/core:tensorflow",</text:span></text:span></text:p>
      <text:p text:style-name="P17"><text:span text:style-name="Source_20_Text"><text:span text:style-name="T28"><text:s text:c="8"/></text:span></text:span><text:span text:style-name="Source_20_Text"><text:span text:style-name="T22">"//tensorflow/cc:cc_ops",</text:span></text:span></text:p>
      <text:p text:style-name="P17"><text:span text:style-name="Source_20_Text"><text:span text:style-name="T28"><text:s text:c="8"/></text:span></text:span><text:span text:style-name="Source_20_Text"><text:span text:style-name="T22">"//tensorflow/cc:client_session",</text:span></text:span></text:p>
      <text:p text:style-name="P17"><text:span text:style-name="Source_20_Text"><text:span text:style-name="T28"><text:s text:c="8"/></text:span></text:span><text:span text:style-name="Source_20_Text"><text:span text:style-name="T22">"//tensorflow/cc:scope",</text:span></text:span></text:p>
      <text:p text:style-name="P17"><text:span text:style-name="Source_20_Text"><text:span text:style-name="T28"><text:s text:c="8"/></text:span></text:span><text:span text:style-name="Source_20_Text"><text:span text:style-name="T22">"//tensorflow/c:c_api",</text:span></text:span></text:p>
      <text:p text:style-name="P17"><text:span text:style-name="Source_20_Text"><text:span text:style-name="T28"><text:s text:c="4"/></text:span></text:span><text:span text:style-name="Source_20_Text"><text:span text:style-name="T22">],</text:span></text:span></text:p>
      <text:p text:style-name="P17"><text:span text:style-name="Source_20_Text"><text:span text:style-name="T22">)</text:span></text:span></text:p>
      <text:p text:style-name="P6"><text:soft-page-break/></text:p>
      <text:p text:style-name="P2"/>
      <text:p text:style-name="P4"><text:span text:style-name="T36">7</text:span>- run this command to install python dependencies :</text:p>
      <text:p text:style-name="P4"><text:s text:c="3"/>-pip install --upgrade setuptools &amp;&amp; pip install future</text:p>
      <text:p text:style-name="P4"><text:s text:c="3"/>-pip3 install --upgrade setuptools &amp;&amp; pip3 install future</text:p>
      <text:p text:style-name="P2"/>
      <text:p text:style-name="P2"><text:span text:style-name="T36">8</text:span>- run ./configure in tensorflow <text:span text:style-name="T3">root</text:span> directory <text:s/><text:span text:style-name="T2">with your desired options.</text:span></text:p>
      <text:p text:style-name="P4"/>
      <text:p text:style-name="P4"/>
      <text:p text:style-name="P7"><text:span text:style-name="T36">9</text:span>- start tensorlow compiling with this command :</text:p>
      <text:p text:style-name="P8">- <text:s/>bazel build --config=opt -j 4 --local_cpu_resources=4 --local_ram_resources=HOST_RAM*.5 --config=cuda --config=monolithic tensorflow:libtensorflow_all.so</text:p>
      <text:p text:style-name="P9"/>
      <text:p text:style-name="P9">My local system have 6 cpu core and I want to just use 4 core to compile the tensorflow and I want to use 50% of my local RAM.</text:p>
      <text:p text:style-name="P9">You can modify this command with your desired core count and </text:p>
      <text:p text:style-name="P9">local RAM memory.</text:p>
      <text:p text:style-name="P9"/>
      <text:p text:style-name="P10">8- if you faced this issue : fatbinary fatal <text:s text:c="2"/>: Unknown option '-bin2c-path' , go to tensorflow/third_party/nccl/build_defs.bzl.tpl file and remove this line : "--bin2c-path=%s" % bin2c.dirname,</text:p>
      <text:p text:style-name="P10">then start bazel building again.</text:p>
      <text:p text:style-name="P10"/>
      <text:p text:style-name="P11"><text:span text:style-name="T31">10</text:span><text:span text:style-name="T29">- after <text:s/>syccessfully building the tensorflow , </text:span><text:span text:style-name="T8">Organize Tensorflow library in local folder </text:span><text:span text:style-name="T9">with these commands :</text:span></text:p>
      <text:p text:style-name="P11"><text:span text:style-name="T9"/></text:p>
      <text:p text:style-name="P18"><text:span text:style-name="Source_20_Text"><text:span text:style-name="T25">cd ~/tensorflow</text:span></text:span></text:p>
      <text:p text:style-name="P17"><text:span text:style-name="Source_20_Text"><text:span text:style-name="T26">mkdir -p local/lib</text:span></text:span></text:p>
      <text:p text:style-name="P17"><text:span text:style-name="Source_20_Text"><text:span text:style-name="T26">cp bazel-bin/tensorflow/libtensorflow_all.so local/lib </text:span></text:span></text:p>
      <text:p text:style-name="P17"><text:span text:style-name="Source_20_Text"><text:span text:style-name="T26">mkdir -p local/include/google/tensorflow</text:span></text:span></text:p>
      <text:p text:style-name="P17"><text:span text:style-name="Source_20_Text"><text:span text:style-name="T26">cp -r tensorflow local/include/google/tensorflow</text:span></text:span></text:p>
      <text:p text:style-name="P17"><text:span text:style-name="Source_20_Text"><text:span text:style-name="T26">cp bazel-genfiles/tensorflow/core/framework/*.h local/include/google/tensorflow/tensorflow/core/framework</text:span></text:span></text:p>
      <text:p text:style-name="P17"><text:span text:style-name="Source_20_Text"><text:span text:style-name="T26">cp bazel-tensorflow/tensorflow/core/kernels/*.h local/include/google/tensorflow/tensorflow/core/kernels</text:span></text:span></text:p>
      <text:p text:style-name="P17"><text:soft-page-break/><text:span text:style-name="Source_20_Text"><text:span text:style-name="T26">cp bazel-genfiles/tensorflow/core/lib/core/*.h local/include/google/tensorflow/tensorflow/core/lib/core</text:span></text:span></text:p>
      <text:p text:style-name="P17"><text:span text:style-name="Source_20_Text"><text:span text:style-name="T26">cp bazel-genfiles/tensorflow/core/protobuf/*.h local/include/google/tensorflow/tensorflow/core/protobuf</text:span></text:span></text:p>
      <text:p text:style-name="P17"><text:span text:style-name="Source_20_Text"><text:span text:style-name="T26">cp bazel-genfiles/tensorflow/core/util/*.h local/include/google/tensorflow/tensorflow/core/util</text:span></text:span></text:p>
      <text:p text:style-name="P17"><text:span text:style-name="Source_20_Text"><text:span text:style-name="T26">cp bazel-genfiles/tensorflow/cc/ops/*.h local/include/google/tensorflow/tensorflow/cc/ops</text:span></text:span></text:p>
      <text:p text:style-name="P17"><text:span text:style-name="Source_20_Text"><text:span text:style-name="T26">cp -r third_party local/include/google/tensorflow/</text:span></text:span></text:p>
      <text:p text:style-name="P12"><text:span text:style-name="T5"/></text:p>
      <text:p text:style-name="P14"><text:span text:style-name="T7">if you faced bazel error , check bazel version that is compatible with your tensorflow version </text:span><text:span text:style-name="T11">in tensorflow official website.</text:span></text:p>
      <text:p text:style-name="P14"><text:span text:style-name="T11"/></text:p>
      <text:p text:style-name="P15"><text:span text:style-name="T11">R</text:span><text:span text:style-name="T7">efrence :</text:span></text:p>
      <text:p text:style-name="P13"><text:span text:style-name="T12"><text:s text:c="2"/></text:span><text:a xlink:type="simple" xlink:href="https://github.com/yan99033/monodepth-cpp/tree/master/Tensorflow_build_instructions" text:style-name="Internet_20_link" text:visited-style-name="Visited_20_Internet_20_Link"><text:span text:style-name="T7">https://github.com/yan99033/monodepth-cpp/tree/master/Tensorflow_build_instructions</text:span></text:a></text:p>
      <text:p text:style-name="P11"><text:span text:style-name="T9"/></text:p>
      <text:p text:style-name="P11"><text:span text:style-name="T9"/></text:p>
      <text:p text:style-name="P8"><text:s text:c="3"/></text:p>
      <text:p text:style-name="P8"><text:s text:c="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azli1" svg:font-family="Nazli" style:font-pitch="variable"/>
    <style:font-face style:name="Nazli" svg:font-family="Nazli" style:font-adornments="Regular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aser" style:family="paragraph" style:parent-style-name="Standard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style:font-name="Nazli" fo:font-family="Nazli" style:font-style-name="Regular" style:font-pitch="variable" fo:font-size="18pt" officeooo:rsid="001bfd59" style:font-size-asian="15.6999998092651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3:02:49.854224031</meta:creation-date>
    <dc:date>2020-06-14T14:13:46.746602556</dc:date>
    <meta:editing-duration>PT40M1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289" meta:character-count="2865" meta:non-whitespace-character-count="2537"/>
  </office:meta>
</office:document-meta>
</file>